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58mm"/>
    </style:style>
    <style:style style:name="co7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vertical-align="automatic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 style:data-style-name="N61">
      <style:table-cell-properties fo:border="0.06pt solid #000000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61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/>
    <style:style style:name="ce20" style:family="table-cell" style:parent-style-name="Default" style:data-style-name="N4">
      <style:table-cell-properties fo:border="0.06pt solid #000000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ackground-color="transparent" fo:border="0.06pt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 style:data-style-name="N61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7" table:default-cell-style-name="ce12"/>
        <table:table-column table:style-name="co5" table:default-cell-style-name="Default"/>
        <table:table-column table:style-name="co6" table:default-cell-style-name="ce18"/>
        <table:table-column table:style-name="co3" table:number-columns-repeated="4" table:default-cell-style-name="Default"/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1" table:number-rows-spanned="1">
            <text:p>SVM</text:p>
          </table:table-cell>
          <table:covered-table-cell table:number-columns-repeated="10" table:style-name="ce10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d Memory</text:p>
          </table:table-cell>
          <table:table-cell table:style-name="ce11" office:value-type="float" office:value="476.0052" calcext:value-type="float">
            <text:p>476.01</text:p>
          </table:table-cell>
          <table:table-cell office:value-type="float" office:value="365.050784" calcext:value-type="float">
            <text:p>365.050784</text:p>
          </table:table-cell>
          <table:table-cell office:value-type="float" office:value="535.896472" calcext:value-type="float">
            <text:p>535.896472</text:p>
          </table:table-cell>
          <table:table-cell office:value-type="float" office:value="399.109064" calcext:value-type="float">
            <text:p>399.109064</text:p>
          </table:table-cell>
          <table:table-cell office:value-type="float" office:value="565.913888" calcext:value-type="float">
            <text:p>565.913888</text:p>
          </table:table-cell>
          <table:table-cell office:value-type="float" office:value="533.072824" calcext:value-type="float">
            <text:p>533.072824</text:p>
          </table:table-cell>
          <table:table-cell office:value-type="float" office:value="301.503016" calcext:value-type="float">
            <text:p>301.503016</text:p>
          </table:table-cell>
          <table:table-cell office:value-type="float" office:value="544.39448" calcext:value-type="float">
            <text:p>544.39448</text:p>
          </table:table-cell>
          <table:table-cell office:value-type="float" office:value="346.485064" calcext:value-type="float">
            <text:p>346.485064</text:p>
          </table:table-cell>
          <table:table-cell table:style-name="ce11" office:value-type="float" office:value="581.232712" calcext:value-type="float">
            <text:p>581.23</text:p>
          </table:table-cell>
          <table:table-cell/>
          <table:table-cell table:style-name="ce11" table:formula="of:=([.B4]+[.C4]+[.D4]+[.E4]+[.F4]+[.G4]+[.H4]+[.I4]+[.J4]+[.K4])/10" office:value-type="float" office:value="464.8663504" calcext:value-type="float">
            <text:p>464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Memory</text:p>
          </table:table-cell>
          <table:table-cell office:value-type="float" office:value="264.401736" calcext:value-type="float">
            <text:p>264.401736</text:p>
          </table:table-cell>
          <table:table-cell office:value-type="float" office:value="362.423464" calcext:value-type="float">
            <text:p>362.423464</text:p>
          </table:table-cell>
          <table:table-cell office:value-type="float" office:value="521.24828" calcext:value-type="float">
            <text:p>521.24828</text:p>
          </table:table-cell>
          <table:table-cell office:value-type="float" office:value="336.08548" calcext:value-type="float">
            <text:p>336.08548</text:p>
          </table:table-cell>
          <table:table-cell office:value-type="float" office:value="499.870912" calcext:value-type="float">
            <text:p>499.870912</text:p>
          </table:table-cell>
          <table:table-cell office:value-type="float" office:value="198.43356" calcext:value-type="float">
            <text:p>198.43356</text:p>
          </table:table-cell>
          <table:table-cell office:value-type="float" office:value="427.090328" calcext:value-type="float">
            <text:p>427.090328</text:p>
          </table:table-cell>
          <table:table-cell office:value-type="float" office:value="174.047256" calcext:value-type="float">
            <text:p>174.047256</text:p>
          </table:table-cell>
          <table:table-cell office:value-type="float" office:value="374.847528" calcext:value-type="float">
            <text:p>374.847528</text:p>
          </table:table-cell>
          <table:table-cell office:value-type="float" office:value="139.88952" calcext:value-type="float">
            <text:p>139.88952</text:p>
          </table:table-cell>
          <table:table-cell/>
          <table:table-cell table:formula="of:=([.B5]+[.C5]+[.D5]+[.E5]+[.F5]+[.G5]+[.H5]+[.I5]+[.J5]+[.K5])/10" office:value-type="float" office:value="329.8338064" calcext:value-type="float">
            <text:p>329.833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Memory</text:p>
          </table:table-cell>
          <table:table-cell office:value-type="float" office:value="757.071872" calcext:value-type="float">
            <text:p>757.071872</text:p>
          </table:table-cell>
          <table:table-cell office:value-type="float" office:value="742.391808" calcext:value-type="float">
            <text:p>742.391808</text:p>
          </table:table-cell>
          <table:table-cell office:value-type="float" office:value="750.256128" calcext:value-type="float">
            <text:p>750.256128</text:p>
          </table:table-cell>
          <table:table-cell office:value-type="float" office:value="753.926144" calcext:value-type="float">
            <text:p>753.926144</text:p>
          </table:table-cell>
          <table:table-cell office:value-type="float" office:value="755.499008" calcext:value-type="float">
            <text:p>755.499008</text:p>
          </table:table-cell>
          <table:table-cell table:number-columns-repeated="2" office:value-type="float" office:value="754.450432" calcext:value-type="float">
            <text:p>754.450432</text:p>
          </table:table-cell>
          <table:table-cell office:value-type="float" office:value="746.586112" calcext:value-type="float">
            <text:p>746.586112</text:p>
          </table:table-cell>
          <table:table-cell office:value-type="float" office:value="751.828992" calcext:value-type="float">
            <text:p>751.828992</text:p>
          </table:table-cell>
          <table:table-cell office:value-type="float" office:value="753.926144" calcext:value-type="float">
            <text:p>753.926144</text:p>
          </table:table-cell>
          <table:table-cell/>
          <table:table-cell table:formula="of:=([.B6]+[.C6]+[.D6]+[.E6]+[.F6]+[.G6]+[.H6]+[.I6]+[.J6]+[.K6])/10" office:value-type="float" office:value="752.0387072" calcext:value-type="float">
            <text:p>752.0387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Memory</text:p>
          </table:table-cell>
          <table:table-cell table:number-columns-repeated="10" office:value-type="float" office:value="954.728448" calcext:value-type="float">
            <text:p>954.728448</text:p>
          </table:table-cell>
          <table:table-cell/>
          <table:table-cell table:formula="of:=([.B7]+[.C7]+[.D7]+[.E7]+[.F7]+[.G7]+[.H7]+[.I7]+[.J7]+[.K7])/10" office:value-type="float" office:value="954.728448" calcext:value-type="float">
            <text:p>954.728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TimeMillis</text:p>
          </table:table-cell>
          <table:table-cell office:value-type="float" office:value="1592524233785" calcext:value-type="float">
            <text:p>1592524233785</text:p>
          </table:table-cell>
          <table:table-cell office:value-type="float" office:value="1592524528446" calcext:value-type="float">
            <text:p>1592524528446</text:p>
          </table:table-cell>
          <table:table-cell office:value-type="float" office:value="1592524663841" calcext:value-type="float">
            <text:p>1592524663841</text:p>
          </table:table-cell>
          <table:table-cell office:value-type="float" office:value="1592524789887" calcext:value-type="float">
            <text:p>1592524789887</text:p>
          </table:table-cell>
          <table:table-cell office:value-type="float" office:value="1592524918969" calcext:value-type="float">
            <text:p>1592524918969</text:p>
          </table:table-cell>
          <table:table-cell office:value-type="float" office:value="1592525019977" calcext:value-type="float">
            <text:p>1592525019977</text:p>
          </table:table-cell>
          <table:table-cell office:value-type="float" office:value="1592525143274" calcext:value-type="float">
            <text:p>1592525143274</text:p>
          </table:table-cell>
          <table:table-cell office:value-type="float" office:value="1592525236676" calcext:value-type="float">
            <text:p>1592525236676</text:p>
          </table:table-cell>
          <table:table-cell office:value-type="float" office:value="1592525346007" calcext:value-type="float">
            <text:p>1592525346007</text:p>
          </table:table-cell>
          <table:table-cell office:value-type="float" office:value="1592525419837" calcext:value-type="float">
            <text:p>1592525419837</text:p>
          </table:table-cell>
          <table:table-cell/>
          <table:table-cell table:formula="of:=([.B8]+[.C8]+[.D8]+[.E8]+[.F8]+[.G8]+[.H8]+[.I8]+[.J8]+[.K8])/10" office:value-type="float" office:value="1592524930069.9" calcext:value-type="float">
            <text:p>159252493006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tion Seconds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([.B9]+[.C9]+[.D9]+[.E9]+[.F9]+[.G9]+[.H9]+[.I9]+[.J9]+[.K9])/10" office:value-type="float" office:value="15.5" calcext:value-type="float">
            <text:p>15.5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2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Accurancy</text:p>
          </table:table-cell>
          <table:table-cell table:number-columns-repeated="10" office:value-type="float" office:value="0.88548785807765" calcext:value-type="float">
            <text:p>0.88548785807765</text:p>
          </table:table-cell>
          <table:table-cell/>
          <table:table-cell table:formula="of:=([.B11]+[.C11]+[.D11]+[.E11]+[.F11]+[.G11]+[.H11]+[.I11]+[.J11]+[.K11])/10" office:value-type="float" office:value="0.88548785807765" calcext:value-type="float">
            <text:p>0.88548785807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10" office:value-type="float" office:value="0.11451214192235" calcext:value-type="float">
            <text:p>0.11451214192235</text:p>
          </table:table-cell>
          <table:table-cell/>
          <table:table-cell table:formula="of:=([.B12]+[.C12]+[.D12]+[.E12]+[.F12]+[.G12]+[.H12]+[.I12]+[.J12]+[.K12])/10" office:value-type="float" office:value="0.11451214192235" calcext:value-type="float">
            <text:p>0.1145121419223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1"/>
          <table:table-cell/>
          <table:table-cell table:style-name="ce2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11" table:number-rows-spanned="1">
            <text:p>Logistic Regression</text:p>
          </table:table-cell>
          <table:covered-table-cell table:number-columns-repeated="10" table:style-name="Default"/>
          <table:table-cell/>
          <table:table-cell table:style-name="ce2"/>
          <table:table-cell table:number-columns-repeated="4"/>
        </table:table-row>
        <table:table-row table:style-name="ro1">
          <table:table-cell table:style-name="Default" table:number-columns-repeated="11"/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Used Memory</text:p>
          </table:table-cell>
          <table:table-cell table:style-name="ce11" office:value-type="float" office:value="509.531144" calcext:value-type="float">
            <text:p>509.53</text:p>
          </table:table-cell>
          <table:table-cell office:value-type="float" office:value="365.367392" calcext:value-type="float">
            <text:p>365.367392</text:p>
          </table:table-cell>
          <table:table-cell office:value-type="float" office:value="307.080688" calcext:value-type="float">
            <text:p>307.080688</text:p>
          </table:table-cell>
          <table:table-cell office:value-type="float" office:value="419.982856" calcext:value-type="float">
            <text:p>419.982856</text:p>
          </table:table-cell>
          <table:table-cell office:value-type="float" office:value="401.28772" calcext:value-type="float">
            <text:p>401.28772</text:p>
          </table:table-cell>
          <table:table-cell office:value-type="float" office:value="299.273424" calcext:value-type="float">
            <text:p>299.273424</text:p>
          </table:table-cell>
          <table:table-cell office:value-type="float" office:value="529.065856" calcext:value-type="float">
            <text:p>529.065856</text:p>
          </table:table-cell>
          <table:table-cell office:value-type="float" office:value="589.462512" calcext:value-type="float">
            <text:p>589.462512</text:p>
          </table:table-cell>
          <table:table-cell office:value-type="float" office:value="379.70592" calcext:value-type="float">
            <text:p>379.70592</text:p>
          </table:table-cell>
          <table:table-cell table:style-name="ce11" office:value-type="float" office:value="386.898016" calcext:value-type="float">
            <text:p>386.90</text:p>
          </table:table-cell>
          <table:table-cell/>
          <table:table-cell table:style-name="ce20" table:formula="of:=([.B17]+[.C17]+[.D17]+[.E17]+[.F17]+[.G17]+[.H17]+[.I17]+[.J17]+[.K17])/10" office:value-type="float" office:value="418.7655528" calcext:value-type="float">
            <text:p>418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Memory</text:p>
          </table:table-cell>
          <table:table-cell office:value-type="float" office:value="503.122968" calcext:value-type="float">
            <text:p>503.122968</text:p>
          </table:table-cell>
          <table:table-cell office:value-type="float" office:value="351.054944" calcext:value-type="float">
            <text:p>351.054944</text:p>
          </table:table-cell>
          <table:table-cell office:value-type="float" office:value="407.3036" calcext:value-type="float">
            <text:p>407.3036</text:p>
          </table:table-cell>
          <table:table-cell office:value-type="float" office:value="288.390512" calcext:value-type="float">
            <text:p>288.390512</text:p>
          </table:table-cell>
          <table:table-cell office:value-type="float" office:value="306.047664" calcext:value-type="float">
            <text:p>306.047664</text:p>
          </table:table-cell>
          <table:table-cell office:value-type="float" office:value="394.194984" calcext:value-type="float">
            <text:p>394.194984</text:p>
          </table:table-cell>
          <table:table-cell office:value-type="float" office:value="145.64588" calcext:value-type="float">
            <text:p>145.64588</text:p>
          </table:table-cell>
          <table:table-cell office:value-type="float" office:value="405.445088" calcext:value-type="float">
            <text:p>405.445088</text:p>
          </table:table-cell>
          <table:table-cell office:value-type="float" office:value="307.442552" calcext:value-type="float">
            <text:p>307.442552</text:p>
          </table:table-cell>
          <table:table-cell office:value-type="float" office:value="296.686256" calcext:value-type="float">
            <text:p>296.686256</text:p>
          </table:table-cell>
          <table:table-cell/>
          <table:table-cell table:formula="of:=([.B18]+[.C18]+[.D18]+[.E18]+[.F18]+[.G18]+[.H18]+[.I18]+[.J18]+[.K18])/10" office:value-type="float" office:value="340.5334448" calcext:value-type="float">
            <text:p>340.5334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Memory</text:p>
          </table:table-cell>
          <table:table-cell office:value-type="float" office:value="737.148928" calcext:value-type="float">
            <text:p>737.148928</text:p>
          </table:table-cell>
          <table:table-cell office:value-type="float" office:value="740.818944" calcext:value-type="float">
            <text:p>740.818944</text:p>
          </table:table-cell>
          <table:table-cell office:value-type="float" office:value="742.391808" calcext:value-type="float">
            <text:p>742.391808</text:p>
          </table:table-cell>
          <table:table-cell office:value-type="float" office:value="740.294656" calcext:value-type="float">
            <text:p>740.294656</text:p>
          </table:table-cell>
          <table:table-cell office:value-type="float" office:value="743.440384" calcext:value-type="float">
            <text:p>743.440384</text:p>
          </table:table-cell>
          <table:table-cell office:value-type="float" office:value="735.051776" calcext:value-type="float">
            <text:p>735.051776</text:p>
          </table:table-cell>
          <table:table-cell office:value-type="float" office:value="734.0032" calcext:value-type="float">
            <text:p>734.0032</text:p>
          </table:table-cell>
          <table:table-cell office:value-type="float" office:value="741.86752" calcext:value-type="float">
            <text:p>741.86752</text:p>
          </table:table-cell>
          <table:table-cell table:number-columns-repeated="2" office:value-type="float" office:value="745.013248" calcext:value-type="float">
            <text:p>745.013248</text:p>
          </table:table-cell>
          <table:table-cell/>
          <table:table-cell table:formula="of:=([.B19]+[.C19]+[.D19]+[.E19]+[.F19]+[.G19]+[.H19]+[.I19]+[.J19]+[.K19])/10" office:value-type="float" office:value="740.5043712" calcext:value-type="float">
            <text:p>740.5043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Memory</text:p>
          </table:table-cell>
          <table:table-cell table:number-columns-repeated="10" office:value-type="float" office:value="954.728448" calcext:value-type="float">
            <text:p>954.728448</text:p>
          </table:table-cell>
          <table:table-cell/>
          <table:table-cell table:formula="of:=([.B20]+[.C20]+[.D20]+[.E20]+[.F20]+[.G20]+[.H20]+[.I20]+[.J20]+[.K20])/10" office:value-type="float" office:value="954.728448" calcext:value-type="float">
            <text:p>954.728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TimeMillis</text:p>
          </table:table-cell>
          <table:table-cell office:value-type="float" office:value="1592526860675" calcext:value-type="float">
            <text:p>1592526860675</text:p>
          </table:table-cell>
          <table:table-cell office:value-type="float" office:value="1592526988205" calcext:value-type="float">
            <text:p>1592526988205</text:p>
          </table:table-cell>
          <table:table-cell office:value-type="float" office:value="1592527078740" calcext:value-type="float">
            <text:p>1592527078740</text:p>
          </table:table-cell>
          <table:table-cell office:value-type="float" office:value="1592527164045" calcext:value-type="float">
            <text:p>1592527164045</text:p>
          </table:table-cell>
          <table:table-cell office:value-type="float" office:value="1592527282082" calcext:value-type="float">
            <text:p>1592527282082</text:p>
          </table:table-cell>
          <table:table-cell office:value-type="float" office:value="1592527389020" calcext:value-type="float">
            <text:p>1592527389020</text:p>
          </table:table-cell>
          <table:table-cell office:value-type="float" office:value="1592527551482" calcext:value-type="float">
            <text:p>1592527551482</text:p>
          </table:table-cell>
          <table:table-cell office:value-type="float" office:value="1592527644015" calcext:value-type="float">
            <text:p>1592527644015</text:p>
          </table:table-cell>
          <table:table-cell office:value-type="float" office:value="1592527721393" calcext:value-type="float">
            <text:p>1592527721393</text:p>
          </table:table-cell>
          <table:table-cell office:value-type="float" office:value="1592527818998" calcext:value-type="float">
            <text:p>1592527818998</text:p>
          </table:table-cell>
          <table:table-cell/>
          <table:table-cell table:formula="of:=([.B21]+[.C21]+[.D21]+[.E21]+[.F21]+[.G21]+[.H21]+[.I21]+[.J21]+[.K21])/10" office:value-type="float" office:value="1592527349865.5" calcext:value-type="float">
            <text:p>159252734986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ation Seconds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B22]+[.C22]+[.D22]+[.E22]+[.F22]+[.G22]+[.H22]+[.I22]+[.J22]+[.K22])/10" office:value-type="float" office:value="7.1" calcext:value-type="float">
            <text:p>7.1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ccurancy</text:p>
          </table:table-cell>
          <table:table-cell table:number-columns-repeated="10" office:value-type="float" office:value="0.884833502980951" calcext:value-type="float">
            <text:p>0.884833502980951</text:p>
          </table:table-cell>
          <table:table-cell/>
          <table:table-cell table:formula="of:=([.B24]+[.C24]+[.D24]+[.E24]+[.F24]+[.G24]+[.H24]+[.I24]+[.J24]+[.K24])/10" office:value-type="float" office:value="0.884833502980951" calcext:value-type="float">
            <text:p>0.884833502980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10" office:value-type="float" office:value="0.115166497019049" calcext:value-type="float">
            <text:p>0.115166497019049</text:p>
          </table:table-cell>
          <table:table-cell/>
          <table:table-cell table:formula="of:=([.B25]+[.C25]+[.D25]+[.E25]+[.F25]+[.G25]+[.H25]+[.I25]+[.J25]+[.K25])/10" office:value-type="float" office:value="0.115166497019049" calcext:value-type="float">
            <text:p>0.115166497019049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12" table:number-rows-spanned="1">
            <text:p>Decision Three</text:p>
          </table:table-cell>
          <table:covered-table-cell table:style-name="ce5" office:value-type="float" office:value="1" calcext:value-type="float">
            <text:p>1</text:p>
          </table:covered-table-cell>
          <table:covered-table-cell table:style-name="ce5" office:value-type="float" office:value="2" calcext:value-type="float">
            <text:p>2</text:p>
          </table:covered-table-cell>
          <table:covered-table-cell table:style-name="ce5" office:value-type="float" office:value="3" calcext:value-type="float">
            <text:p>3</text:p>
          </table:covered-table-cell>
          <table:covered-table-cell table:style-name="ce5" office:value-type="float" office:value="4" calcext:value-type="float">
            <text:p>4</text:p>
          </table:covered-table-cell>
          <table:covered-table-cell table:style-name="ce5" office:value-type="float" office:value="5" calcext:value-type="float">
            <text:p>5</text:p>
          </table:covered-table-cell>
          <table:covered-table-cell table:style-name="ce5" office:value-type="float" office:value="6" calcext:value-type="float">
            <text:p>6</text:p>
          </table:covered-table-cell>
          <table:covered-table-cell table:style-name="ce5" office:value-type="float" office:value="7" calcext:value-type="float">
            <text:p>7</text:p>
          </table:covered-table-cell>
          <table:covered-table-cell table:style-name="ce5" office:value-type="float" office:value="8" calcext:value-type="float">
            <text:p>8</text:p>
          </table:covered-table-cell>
          <table:covered-table-cell table:style-name="ce5" office:value-type="float" office:value="9" calcext:value-type="float">
            <text:p>9</text:p>
          </table:covered-table-cell>
          <table:covered-table-cell table:style-name="ce5" office:value-type="float" office:value="10" calcext:value-type="float">
            <text:p>10</text:p>
          </table:covered-table-cell>
          <table:covered-table-cell table:style-name="ce5"/>
          <table:table-cell table:style-name="ce5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Used Memory</text:p>
          </table:table-cell>
          <table:table-cell table:style-name="ce13" office:value-type="float" office:value="340.403504" calcext:value-type="float">
            <text:p>340.403504</text:p>
          </table:table-cell>
          <table:table-cell table:style-name="ce13" office:value-type="float" office:value="372.941496" calcext:value-type="float">
            <text:p>372.941496</text:p>
          </table:table-cell>
          <table:table-cell table:style-name="ce13" office:value-type="float" office:value="448.949744" calcext:value-type="float">
            <text:p>448.949744</text:p>
          </table:table-cell>
          <table:table-cell table:style-name="ce13" office:value-type="float" office:value="410.508344" calcext:value-type="float">
            <text:p>410.508344</text:p>
          </table:table-cell>
          <table:table-cell table:style-name="ce13" office:value-type="float" office:value="248.927624" calcext:value-type="float">
            <text:p>248.927624</text:p>
          </table:table-cell>
          <table:table-cell office:value-type="float" office:value="514.749456" calcext:value-type="float">
            <text:p>514.749456</text:p>
          </table:table-cell>
          <table:table-cell table:style-name="ce13" office:value-type="float" office:value="302.247352" calcext:value-type="float">
            <text:p>302.247352</text:p>
          </table:table-cell>
          <table:table-cell table:style-name="ce13" office:value-type="float" office:value="448.857528" calcext:value-type="float">
            <text:p>448.857528</text:p>
          </table:table-cell>
          <table:table-cell office:value-type="float" office:value="272.978288" calcext:value-type="float">
            <text:p>272.978288</text:p>
          </table:table-cell>
          <table:table-cell table:style-name="ce13" office:value-type="float" office:value="378.32384" calcext:value-type="float">
            <text:p>378.32384</text:p>
          </table:table-cell>
          <table:table-cell table:style-name="ce5"/>
          <table:table-cell table:style-name="ce20" table:formula="of:=([.B28]+[.C28]+[.D28]+[.E28]+[.F28]+[.G28]+[.H28]+[.I28]+[.J28]+[.K28])/10" office:value-type="float" office:value="373.8887176" calcext:value-type="float">
            <text:p>373.89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Free Memory</text:p>
          </table:table-cell>
          <table:table-cell table:style-name="ce13" office:value-type="float" office:value="307.943856" calcext:value-type="float">
            <text:p>307.943856</text:p>
          </table:table-cell>
          <table:table-cell office:value-type="float" office:value="247.051752" calcext:value-type="float">
            <text:p>247.051752</text:p>
          </table:table-cell>
          <table:table-cell table:style-name="ce13" office:value-type="float" office:value="218.298712" calcext:value-type="float">
            <text:p>218.298712</text:p>
          </table:table-cell>
          <table:table-cell office:value-type="float" office:value="272.01324" calcext:value-type="float">
            <text:p>272.01324</text:p>
          </table:table-cell>
          <table:table-cell office:value-type="float" office:value="432.085736" calcext:value-type="float">
            <text:p>432.085736</text:p>
          </table:table-cell>
          <table:table-cell office:value-type="float" office:value="165.01528" calcext:value-type="float">
            <text:p>165.01528</text:p>
          </table:table-cell>
          <table:table-cell table:style-name="ce13" office:value-type="float" office:value="387.712384" calcext:value-type="float">
            <text:p>387.712384</text:p>
          </table:table-cell>
          <table:table-cell table:style-name="ce15" office:value-type="float" office:value="233.339464" calcext:value-type="float">
            <text:p>2.33E+02</text:p>
          </table:table-cell>
          <table:table-cell office:value-type="float" office:value="407.798544" calcext:value-type="float">
            <text:p>407.798544</text:p>
          </table:table-cell>
          <table:table-cell office:value-type="float" office:value="291.209904" calcext:value-type="float">
            <text:p>291.209904</text:p>
          </table:table-cell>
          <table:table-cell table:style-name="ce5"/>
          <table:table-cell table:style-name="ce21" table:formula="of:=([.B29]+[.C29]+[.D29]+[.E29]+[.F29]+[.G29]+[.H29]+[.I29]+[.J29]+[.K29])/10" office:value-type="float" office:value="296.2468872" calcext:value-type="float">
            <text:p>296.2468872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Total Memory</text:p>
          </table:table-cell>
          <table:table-cell table:style-name="ce13" office:value-type="float" office:value="663.748608" calcext:value-type="float">
            <text:p>663.748608</text:p>
          </table:table-cell>
          <table:table-cell office:value-type="float" office:value="640.155648" calcext:value-type="float">
            <text:p>640.155648</text:p>
          </table:table-cell>
          <table:table-cell table:style-name="ce13" office:value-type="float" office:value="685.244416" calcext:value-type="float">
            <text:p>685.244416</text:p>
          </table:table-cell>
          <table:table-cell office:value-type="float" office:value="703.594496" calcext:value-type="float">
            <text:p>703.594496</text:p>
          </table:table-cell>
          <table:table-cell office:value-type="float" office:value="705.691648" calcext:value-type="float">
            <text:p>705.691648</text:p>
          </table:table-cell>
          <table:table-cell office:value-type="float" office:value="707.264512" calcext:value-type="float">
            <text:p>707.264512</text:p>
          </table:table-cell>
          <table:table-cell table:style-name="ce13" office:value-type="float" office:value="707.7888" calcext:value-type="float">
            <text:p>707.7888</text:p>
          </table:table-cell>
          <table:table-cell table:style-name="ce13" office:value-type="float" office:value="703.594496" calcext:value-type="float">
            <text:p>703.594496</text:p>
          </table:table-cell>
          <table:table-cell office:value-type="float" office:value="708.313088" calcext:value-type="float">
            <text:p>708.313088</text:p>
          </table:table-cell>
          <table:table-cell office:value-type="float" office:value="705.16736" calcext:value-type="float">
            <text:p>705.16736</text:p>
          </table:table-cell>
          <table:table-cell table:style-name="ce5"/>
          <table:table-cell table:style-name="ce21" table:formula="of:=([.B30]+[.C30]+[.D30]+[.E30]+[.F30]+[.G30]+[.H30]+[.I30]+[.J30]+[.K30])/10" office:value-type="float" office:value="693.0563072" calcext:value-type="float">
            <text:p>693.0563072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Max Memory</text:p>
          </table:table-cell>
          <table:table-cell table:number-columns-repeated="2" office:value-type="float" office:value="954.728448" calcext:value-type="float">
            <text:p>954.728448</text:p>
          </table:table-cell>
          <table:table-cell table:style-name="ce13" office:value-type="float" office:value="954.728448" calcext:value-type="float">
            <text:p>954.728448</text:p>
          </table:table-cell>
          <table:table-cell table:number-columns-repeated="3" office:value-type="float" office:value="954.728448" calcext:value-type="float">
            <text:p>954.728448</text:p>
          </table:table-cell>
          <table:table-cell table:style-name="ce13" office:value-type="float" office:value="954.728448" calcext:value-type="float">
            <text:p>954.728448</text:p>
          </table:table-cell>
          <table:table-cell table:number-columns-repeated="3" office:value-type="float" office:value="954.728448" calcext:value-type="float">
            <text:p>954.728448</text:p>
          </table:table-cell>
          <table:table-cell table:style-name="ce5"/>
          <table:table-cell table:style-name="ce21" table:formula="of:=([.B31]+[.C31]+[.D31]+[.E31]+[.F31]+[.G31]+[.H31]+[.I31]+[.J31]+[.K31])/10" office:value-type="float" office:value="954.728448" calcext:value-type="float">
            <text:p>954.728448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endTimeMillis</text:p>
          </table:table-cell>
          <table:table-cell office:value-type="float" office:value="1592609455692" calcext:value-type="float">
            <text:p>1592609455692</text:p>
          </table:table-cell>
          <table:table-cell office:value-type="float" office:value="1592609576207" calcext:value-type="float">
            <text:p>1592609576207</text:p>
          </table:table-cell>
          <table:table-cell table:style-name="ce13" office:value-type="float" office:value="1592609659845" calcext:value-type="float">
            <text:p>1592609659845</text:p>
          </table:table-cell>
          <table:table-cell office:value-type="float" office:value="1592609783564" calcext:value-type="float">
            <text:p>1592609783564</text:p>
          </table:table-cell>
          <table:table-cell office:value-type="float" office:value="1592609857607" calcext:value-type="float">
            <text:p>1592609857607</text:p>
          </table:table-cell>
          <table:table-cell office:value-type="float" office:value="1592609984238" calcext:value-type="float">
            <text:p>1592609984238</text:p>
          </table:table-cell>
          <table:table-cell office:value-type="float" office:value="1592610083069" calcext:value-type="float">
            <text:p>1592610083069</text:p>
          </table:table-cell>
          <table:table-cell office:value-type="float" office:value="1592610300584" calcext:value-type="float">
            <text:p>1592610300584</text:p>
          </table:table-cell>
          <table:table-cell office:value-type="float" office:value="1592610422661" calcext:value-type="float">
            <text:p>1592610422661</text:p>
          </table:table-cell>
          <table:table-cell office:value-type="float" office:value="1592610501171" calcext:value-type="float">
            <text:p>1592610501171</text:p>
          </table:table-cell>
          <table:table-cell table:style-name="ce5"/>
          <table:table-cell table:style-name="ce21" table:formula="of:=([.B32]+[.C32]+[.D32]+[.E32]+[.F32]+[.G32]+[.H32]+[.I32]+[.J32]+[.K32])/10" office:value-type="float" office:value="1592609962463.8" calcext:value-type="float">
            <text:p>1592609962463.8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Duration Second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/>
          <table:table-cell table:style-name="ce21" table:formula="of:=([.B33]+[.C33]+[.D33]+[.E33]+[.F33]+[.G33]+[.H33]+[.I33]+[.J33]+[.K33])/10" office:value-type="float" office:value="11.9" calcext:value-type="float">
            <text:p>11.9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/>
          <table:table-cell table:style-name="ce13" table:number-columns-repeated="10"/>
          <table:table-cell table:style-name="ce5"/>
          <table:table-cell table:style-name="ce22"/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Accurancy</text:p>
          </table:table-cell>
          <table:table-cell table:style-name="ce14" office:value-type="float" office:value="0.892357532027684" calcext:value-type="float">
            <text:p>0.892357532027684</text:p>
          </table:table-cell>
          <table:table-cell office:value-type="float" office:value="0.898126290941281" calcext:value-type="float">
            <text:p>0.898126290941281</text:p>
          </table:table-cell>
          <table:table-cell office:value-type="float" office:value="0.890608875128999" calcext:value-type="float">
            <text:p>0.890608875128999</text:p>
          </table:table-cell>
          <table:table-cell office:value-type="float" office:value="0.88912548645275" calcext:value-type="float">
            <text:p>0.88912548645275</text:p>
          </table:table-cell>
          <table:table-cell table:style-name="ce13" office:value-type="float" office:value="0.888970372543268" calcext:value-type="float">
            <text:p>0.888970372543268</text:p>
          </table:table-cell>
          <table:table-cell table:style-name="ce13" office:value-type="float" office:value="0.892146826557473" calcext:value-type="float">
            <text:p>0.892146826557473</text:p>
          </table:table-cell>
          <table:table-cell table:style-name="ce13" office:value-type="float" office:value="0.893150884343839" calcext:value-type="float">
            <text:p>0.893150884343839</text:p>
          </table:table-cell>
          <table:table-cell table:style-name="ce15" office:value-type="float" office:value="0.892278219864427" calcext:value-type="float">
            <text:p>8.92E-01</text:p>
          </table:table-cell>
          <table:table-cell table:style-name="ce15" office:value-type="float" office:value="0.888702501641018" calcext:value-type="float">
            <text:p>8.89E-01</text:p>
          </table:table-cell>
          <table:table-cell office:value-type="float" office:value="0.891009988901221" calcext:value-type="float">
            <text:p>0.891009988901221</text:p>
          </table:table-cell>
          <table:table-cell table:style-name="ce5"/>
          <table:table-cell table:style-name="ce23" table:formula="of:=([.B35]+[.C35]+[.D35]+[.E35]+[.F35]+[.G35]+[.H35]+[.I35]+[.J35]+[.K35])/10" office:value-type="float" office:value="0.891647697840196" calcext:value-type="float">
            <text:p>0.891647697840196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Error</text:p>
          </table:table-cell>
          <table:table-cell table:style-name="ce13" office:value-type="float" office:value="0.107642467972316" calcext:value-type="float">
            <text:p>0.107642467972316</text:p>
          </table:table-cell>
          <table:table-cell office:value-type="float" office:value="0.101873709058719" calcext:value-type="float">
            <text:p>0.101873709058719</text:p>
          </table:table-cell>
          <table:table-cell office:value-type="float" office:value="0.109391124871001" calcext:value-type="float">
            <text:p>0.109391124871001</text:p>
          </table:table-cell>
          <table:table-cell office:value-type="float" office:value="0.11087451354725" calcext:value-type="float">
            <text:p>0.11087451354725</text:p>
          </table:table-cell>
          <table:table-cell table:style-name="ce15" office:value-type="float" office:value="0.111029627456732" calcext:value-type="float">
            <text:p>1.11E-01</text:p>
          </table:table-cell>
          <table:table-cell table:style-name="ce13" office:value-type="float" office:value="0.107853173442527" calcext:value-type="float">
            <text:p>0.107853173442527</text:p>
          </table:table-cell>
          <table:table-cell table:style-name="ce13" office:value-type="float" office:value="0.106849115656161" calcext:value-type="float">
            <text:p>0.106849115656161</text:p>
          </table:table-cell>
          <table:table-cell office:value-type="float" office:value="0.107721780135573" calcext:value-type="float">
            <text:p>0.107721780135573</text:p>
          </table:table-cell>
          <table:table-cell office:value-type="float" office:value="0.111297498358982" calcext:value-type="float">
            <text:p>0.111297498358982</text:p>
          </table:table-cell>
          <table:table-cell office:value-type="float" office:value="0.108990011098779" calcext:value-type="float">
            <text:p>0.108990011098779</text:p>
          </table:table-cell>
          <table:table-cell table:style-name="ce5"/>
          <table:table-cell table:style-name="ce23" table:formula="of:=([.B36]+[.C36]+[.D36]+[.E36]+[.F36]+[.G36]+[.H36]+[.I36]+[.J36]+[.K36])/10" office:value-type="float" office:value="0.108352302159804" calcext:value-type="float">
            <text:p>0.108352302159804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ce5" table:number-columns-repeated="12"/>
          <table:table-cell table:style-name="ce22"/>
          <table:table-cell table:style-name="ce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1" table:number-rows-spanned="1">
            <text:p>Multilayer perceptron</text:p>
          </table:table-cell>
          <table:covered-table-cell table:number-columns-repeated="10" table:style-name="ce5"/>
          <table:table-cell table:style-name="ce5"/>
          <table:table-cell table:style-name="ce22"/>
          <table:table-cell table:style-name="ce5"/>
          <table:table-cell table:number-columns-repeated="3"/>
        </table:table-row>
        <table:table-row table:style-name="ro1">
          <table:table-cell table:style-name="ce5" table:number-columns-repeated="12"/>
          <table:table-cell table:style-name="ce22"/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Used Memory</text:p>
          </table:table-cell>
          <table:table-cell office:value-type="float" office:value="511.568296" calcext:value-type="float">
            <text:p>511.568296</text:p>
          </table:table-cell>
          <table:table-cell office:value-type="float" office:value="550.959312" calcext:value-type="float">
            <text:p>550.959312</text:p>
          </table:table-cell>
          <table:table-cell office:value-type="float" office:value="440.752232" calcext:value-type="float">
            <text:p>440.752232</text:p>
          </table:table-cell>
          <table:table-cell office:value-type="float" office:value="474.802376" calcext:value-type="float">
            <text:p>474.802376</text:p>
          </table:table-cell>
          <table:table-cell office:value-type="float" office:value="451.639496" calcext:value-type="float">
            <text:p>451.639496</text:p>
          </table:table-cell>
          <table:table-cell office:value-type="float" office:value="586.047408" calcext:value-type="float">
            <text:p>586.047408</text:p>
          </table:table-cell>
          <table:table-cell table:style-name="ce13" office:value-type="float" office:value="829.723184" calcext:value-type="float">
            <text:p>829.723184</text:p>
          </table:table-cell>
          <table:table-cell table:style-name="ce16" office:value-type="float" office:value="680.933768" calcext:value-type="float">
            <text:p>6.81E+02</text:p>
          </table:table-cell>
          <table:table-cell table:style-name="ce14" office:value-type="float" office:value="749.84688" calcext:value-type="float">
            <text:p>749.84688</text:p>
          </table:table-cell>
          <table:table-cell table:style-name="ce14" office:value-type="float" office:value="705.871568" calcext:value-type="float">
            <text:p>705.871568</text:p>
          </table:table-cell>
          <table:table-cell table:style-name="ce5"/>
          <table:table-cell table:style-name="ce20" table:formula="of:=([.B41]+[.C41]+[.D41]+[.E41]+[.F41]+[.G41]+[.H41]+[.I41]+[.J41]+[.K41])/10" office:value-type="float" office:value="598.214452" calcext:value-type="float">
            <text:p>598.21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Free Memory</text:p>
          </table:table-cell>
          <table:table-cell office:value-type="float" office:value="311.993616" calcext:value-type="float">
            <text:p>311.993616</text:p>
          </table:table-cell>
          <table:table-cell office:value-type="float" office:value="267.152264" calcext:value-type="float">
            <text:p>267.152264</text:p>
          </table:table-cell>
          <table:table-cell office:value-type="float" office:value="376.173992" calcext:value-type="float">
            <text:p>376.173992</text:p>
          </table:table-cell>
          <table:table-cell office:value-type="float" office:value="336.572168" calcext:value-type="float">
            <text:p>336.572168</text:p>
          </table:table-cell>
          <table:table-cell office:value-type="float" office:value="357.603312" calcext:value-type="float">
            <text:p>357.603312</text:p>
          </table:table-cell>
          <table:table-cell office:value-type="float" office:value="212.587008" calcext:value-type="float">
            <text:p>212.587008</text:p>
          </table:table-cell>
          <table:table-cell office:value-type="float" office:value="280.711664" calcext:value-type="float">
            <text:p>280.711664</text:p>
          </table:table-cell>
          <table:table-cell office:value-type="float" office:value="287.46132" calcext:value-type="float">
            <text:p>287.46132</text:p>
          </table:table-cell>
          <table:table-cell table:style-name="ce14" office:value-type="float" office:value="212.520112" calcext:value-type="float">
            <text:p>212.520112</text:p>
          </table:table-cell>
          <table:table-cell table:style-name="ce14" office:value-type="float" office:value="249.881448" calcext:value-type="float">
            <text:p>249.881448</text:p>
          </table:table-cell>
          <table:table-cell table:style-name="ce5"/>
          <table:table-cell table:style-name="ce21" table:formula="of:=([.B42]+[.C42]+[.D42]+[.E42]+[.F42]+[.G42]+[.H42]+[.I42]+[.J42]+[.K42])/10" office:value-type="float" office:value="289.2656904" calcext:value-type="float">
            <text:p>289.2656904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Total Memory</text:p>
          </table:table-cell>
          <table:table-cell table:style-name="ce13" office:value-type="float" office:value="872.415232" calcext:value-type="float">
            <text:p>872.415232</text:p>
          </table:table-cell>
          <table:table-cell office:value-type="float" office:value="871.890944" calcext:value-type="float">
            <text:p>871.890944</text:p>
          </table:table-cell>
          <table:table-cell office:value-type="float" office:value="874.512384" calcext:value-type="float">
            <text:p>874.512384</text:p>
          </table:table-cell>
          <table:table-cell office:value-type="float" office:value="873.463808" calcext:value-type="float">
            <text:p>873.463808</text:p>
          </table:table-cell>
          <table:table-cell table:number-columns-repeated="3" office:value-type="float" office:value="872.93952" calcext:value-type="float">
            <text:p>872.93952</text:p>
          </table:table-cell>
          <table:table-cell table:style-name="ce16" office:value-type="float" office:value="1050.148864" calcext:value-type="float">
            <text:p>1.05E+03</text:p>
          </table:table-cell>
          <table:table-cell table:style-name="ce14" office:value-type="float" office:value="1050.148864" calcext:value-type="float">
            <text:p>1050.148864</text:p>
          </table:table-cell>
          <table:table-cell table:style-name="ce14" office:value-type="float" office:value="1050.673152" calcext:value-type="float">
            <text:p>1050.673152</text:p>
          </table:table-cell>
          <table:table-cell table:style-name="ce5"/>
          <table:table-cell table:style-name="ce21" table:formula="of:=([.B43]+[.C43]+[.D43]+[.E43]+[.F43]+[.G43]+[.H43]+[.I43]+[.J43]+[.K43])/10" office:value-type="float" office:value="926.2071808" calcext:value-type="float">
            <text:p>926.2071808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Max Memory</text:p>
          </table:table-cell>
          <table:table-cell table:number-columns-repeated="7" office:value-type="float" office:value="954.728448" calcext:value-type="float">
            <text:p>954.728448</text:p>
          </table:table-cell>
          <table:table-cell office:value-type="float" office:value="1050.148864" calcext:value-type="float">
            <text:p>1050.148864</text:p>
          </table:table-cell>
          <table:table-cell table:style-name="ce14" office:value-type="float" office:value="1050.148864" calcext:value-type="float">
            <text:p>1050.148864</text:p>
          </table:table-cell>
          <table:table-cell table:style-name="ce14" office:value-type="float" office:value="1050.673152" calcext:value-type="float">
            <text:p>1050.673152</text:p>
          </table:table-cell>
          <table:table-cell table:style-name="ce5"/>
          <table:table-cell table:style-name="ce21" table:formula="of:=([.B44]+[.C44]+[.D44]+[.E44]+[.F44]+[.G44]+[.H44]+[.I44]+[.J44]+[.K44])/10" office:value-type="float" office:value="983.4070016" calcext:value-type="float">
            <text:p>983.4070016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endTimeMillis</text:p>
          </table:table-cell>
          <table:table-cell office:value-type="float" office:value="1592610741609" calcext:value-type="float">
            <text:p>1592610741609</text:p>
          </table:table-cell>
          <table:table-cell office:value-type="float" office:value="1592610817177" calcext:value-type="float">
            <text:p>1592610817177</text:p>
          </table:table-cell>
          <table:table-cell office:value-type="float" office:value="1592610908828" calcext:value-type="float">
            <text:p>1592610908828</text:p>
          </table:table-cell>
          <table:table-cell office:value-type="float" office:value="1592610942148" calcext:value-type="float">
            <text:p>1592610942148</text:p>
          </table:table-cell>
          <table:table-cell office:value-type="float" office:value="1592611019652" calcext:value-type="float">
            <text:p>1592611019652</text:p>
          </table:table-cell>
          <table:table-cell office:value-type="float" office:value="1592611084924" calcext:value-type="float">
            <text:p>1592611084924</text:p>
          </table:table-cell>
          <table:table-cell office:value-type="float" office:value="1592611182426" calcext:value-type="float">
            <text:p>1592611182426</text:p>
          </table:table-cell>
          <table:table-cell office:value-type="float" office:value="1592611223427" calcext:value-type="float">
            <text:p>1592611223427</text:p>
          </table:table-cell>
          <table:table-cell office:value-type="float" office:value="1592611282917" calcext:value-type="float">
            <text:p>1592611282917</text:p>
          </table:table-cell>
          <table:table-cell office:value-type="float" office:value="1592611422012" calcext:value-type="float">
            <text:p>1592611422012</text:p>
          </table:table-cell>
          <table:table-cell table:style-name="ce5"/>
          <table:table-cell table:style-name="ce21" table:formula="of:=([.B45]+[.C45]+[.D45]+[.E45]+[.F45]+[.G45]+[.H45]+[.I45]+[.J45]+[.K45])/10" office:value-type="float" office:value="1592611062512" calcext:value-type="float">
            <text:p>1592611062512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Duration Second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style-name="ce5"/>
          <table:table-cell table:style-name="ce21" table:formula="of:=([.B46]+[.C46]+[.D46]+[.E46]+[.F46]+[.G46]+[.H46]+[.I46]+[.J46]+[.K46])/10" office:value-type="float" office:value="22.3" calcext:value-type="float">
            <text:p>22.3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/>
          <table:table-cell table:style-name="ce13" table:number-columns-repeated="10"/>
          <table:table-cell table:style-name="ce5"/>
          <table:table-cell table:style-name="ce22"/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Accurancy</text:p>
          </table:table-cell>
          <table:table-cell table:number-columns-repeated="6" office:value-type="float" office:value="0.882923355064921" calcext:value-type="float">
            <text:p>0.882923355064921</text:p>
          </table:table-cell>
          <table:table-cell table:style-name="ce16" office:value-type="float" office:value="0.882923355064921" calcext:value-type="float">
            <text:p>8.83E-01</text:p>
          </table:table-cell>
          <table:table-cell office:value-type="float" office:value="0.882923355064921" calcext:value-type="float">
            <text:p>0.882923355064921</text:p>
          </table:table-cell>
          <table:table-cell table:style-name="ce16" office:value-type="float" office:value="0.882923355064921" calcext:value-type="float">
            <text:p>8.83E-01</text:p>
          </table:table-cell>
          <table:table-cell office:value-type="float" office:value="0.882923355064921" calcext:value-type="float">
            <text:p>0.882923355064921</text:p>
          </table:table-cell>
          <table:table-cell table:style-name="ce5"/>
          <table:table-cell table:style-name="ce23" table:formula="of:=([.B48]+[.C48]+[.D48]+[.E48]+[.F48]+[.G48]+[.H48]+[.I48]+[.J48]+[.K48])/10" office:value-type="float" office:value="0.882923355064921" calcext:value-type="float">
            <text:p>0.882923355064921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8" office:value-type="string" calcext:value-type="string">
            <text:p>Error</text:p>
          </table:table-cell>
          <table:table-cell table:style-name="ce13" table:formula="of:=1-[.B48]" office:value-type="float" office:value="0.117076644935079" calcext:value-type="float">
            <text:p>0.117076644935079</text:p>
          </table:table-cell>
          <table:table-cell table:style-name="ce13" table:formula="of:=1-[.C48]" office:value-type="float" office:value="0.117076644935079" calcext:value-type="float">
            <text:p>0.117076644935079</text:p>
          </table:table-cell>
          <table:table-cell table:style-name="ce13" table:formula="of:=1-[.D48]" office:value-type="float" office:value="0.117076644935079" calcext:value-type="float">
            <text:p>0.117076644935079</text:p>
          </table:table-cell>
          <table:table-cell table:style-name="ce13" table:formula="of:=1-[.E48]" office:value-type="float" office:value="0.117076644935079" calcext:value-type="float">
            <text:p>0.117076644935079</text:p>
          </table:table-cell>
          <table:table-cell table:style-name="ce13" table:formula="of:=1-[.F48]" office:value-type="float" office:value="0.117076644935079" calcext:value-type="float">
            <text:p>0.117076644935079</text:p>
          </table:table-cell>
          <table:table-cell table:style-name="ce13" table:formula="of:=1-[.G48]" office:value-type="float" office:value="0.117076644935079" calcext:value-type="float">
            <text:p>0.117076644935079</text:p>
          </table:table-cell>
          <table:table-cell table:style-name="ce13" table:formula="of:=1-[.H48]" office:value-type="float" office:value="0.117076644935079" calcext:value-type="float">
            <text:p>0.117076644935079</text:p>
          </table:table-cell>
          <table:table-cell table:style-name="ce13" table:formula="of:=1-[.I48]" office:value-type="float" office:value="0.117076644935079" calcext:value-type="float">
            <text:p>0.117076644935079</text:p>
          </table:table-cell>
          <table:table-cell table:style-name="ce13" table:formula="of:=1-[.J48]" office:value-type="float" office:value="0.117076644935079" calcext:value-type="float">
            <text:p>0.117076644935079</text:p>
          </table:table-cell>
          <table:table-cell table:style-name="ce13" table:formula="of:=1-[.K48]" office:value-type="float" office:value="0.117076644935079" calcext:value-type="float">
            <text:p>0.117076644935079</text:p>
          </table:table-cell>
          <table:table-cell table:style-name="ce5"/>
          <table:table-cell table:style-name="ce23" table:formula="of:=([.B49]+[.C49]+[.D49]+[.E49]+[.F49]+[.G49]+[.H49]+[.I49]+[.J49]+[.K49])/10" office:value-type="float" office:value="0.117076644935079" calcext:value-type="float">
            <text:p>0.117076644935079</text:p>
          </table:table-cell>
          <table:table-cell table:style-name="ce5"/>
          <table:table-cell table:number-columns-repeated="3"/>
        </table:table-row>
      </table:table>
      <table:table table:name="Hoja2" table:style-name="ta1">
        <table:table-column table:style-name="co7" table:default-cell-style-name="Default"/>
        <table:table-column table:style-name="co3" table:number-columns-repeated="13" table:default-cell-style-name="Default"/>
        <table:table-row table:style-name="ro1">
          <table:table-cell table:style-name="ce5" table:number-columns-repeated="14"/>
        </table:table-row>
        <table:table-row table:style-name="ro1">
          <table:table-cell/>
          <table:table-cell table:style-name="ce5"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style-name="ce5" table:number-columns-repeated="4"/>
          <table:table-cell/>
          <table:table-cell table:style-name="ce25"/>
          <table:table-cell table:style-name="ce5" table:number-columns-repeated="8"/>
        </table:table-row>
        <table:table-row table:style-name="ro1">
          <table:table-cell table:style-name="ce5" table:number-columns-repeated="4"/>
          <table:table-cell/>
          <table:table-cell table:style-name="ce25" table:number-columns-repeated="3"/>
          <table:table-cell table:style-name="ce5" table:number-columns-repeated="6"/>
        </table:table-row>
        <table:table-row table:style-name="ro1">
          <table:table-cell table:style-name="ce5" table:number-columns-repeated="5"/>
          <table:table-cell table:style-name="ce25"/>
          <table:table-cell table:style-name="ce5" table:number-columns-repeated="8"/>
        </table:table-row>
        <table:table-row table:style-name="ro1">
          <table:table-cell table:style-name="ce24"/>
          <table:table-cell table:style-name="ce5" table:number-columns-repeated="5"/>
          <table:table-cell table:style-name="ce25"/>
          <table:table-cell table:style-name="ce5" table:number-columns-repeated="7"/>
        </table:table-row>
        <table:table-row table:style-name="ro1">
          <table:table-cell table:style-name="ce24"/>
          <table:table-cell table:style-name="ce5" table:number-columns-repeated="3"/>
          <table:table-cell table:style-name="ce25"/>
          <table:table-cell table:style-name="ce5" table:number-columns-repeated="4"/>
          <table:table-cell table:style-name="ce25"/>
          <table:table-cell table:style-name="ce5" table:number-columns-repeated="4"/>
        </table:table-row>
        <table:table-row table:style-name="ro1">
          <table:table-cell table:style-name="ce24"/>
          <table:table-cell table:style-name="ce5" table:number-columns-repeated="4"/>
          <table:table-cell table:style-name="ce25"/>
          <table:table-cell table:style-name="ce5" table:number-columns-repeated="8"/>
        </table:table-row>
        <table:table-row table:style-name="ro1" table:number-rows-repeated="7">
          <table:table-cell table:style-name="ce24"/>
          <table:table-cell table:style-name="ce5" table:number-columns-repeated="7"/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 table:style-name="ce25"/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table:style-name="ce5" table:number-columns-repeated="7"/>
          <table:table-cell table:number-columns-repeated="6"/>
        </table:table-row>
      </table:table>
      <table:named-expressions/>
      <table:database-ranges>
        <table:database-range table:name="__Anonymous_Sheet_DB__0" table:target-range-address="Hoja1.A3:Hoja1.K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6:17:49.9055207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43:49.696934004</meta:creation-date>
    <dc:date>2020-06-19T21:37:04.744214110</dc:date>
    <meta:editing-duration>PT3H1M54S</meta:editing-duration>
    <meta:editing-cycles>4</meta:editing-cycles>
    <meta:generator>LibreOffice/6.0.7.3$Linux_X86_64 LibreOffice_project/00m0$Build-3</meta:generator>
    <meta:document-statistic meta:table-count="2" meta:cell-count="409" meta:object-count="0"/>
  </office:meta>
</office:document-meta>
</file>